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7481e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6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officeooo:paragraph-rsid="01d88a79"/>
    </style:style>
    <style:style style:name="P38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9" style:family="paragraph" style:parent-style-name="Standard">
      <style:text-properties officeooo:paragraph-rsid="01ef6f02"/>
    </style:style>
    <style:style style:name="P40" style:family="paragraph" style:parent-style-name="Footnote">
      <style:text-properties officeooo:paragraph-rsid="01ee0e9a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5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692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6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Ubuntu3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6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7" style:family="text">
      <style:text-properties fo:color="#000000" style:font-name="Ubuntu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8" style:family="text">
      <style:text-properties fo:color="#000000" style:font-name="Ubuntu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9" style:family="text">
      <style:text-properties fo:color="#000000" style:font-name="Ubuntu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90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91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92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3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4" style:family="text">
      <style:text-properties style:text-line-through-style="none" style:text-line-through-type="none" style:font-name="Ubuntu3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95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96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9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font-size="12pt" style:text-underline-style="none" style:font-size-asian="12pt" style:font-size-complex="12pt"/>
    </style:style>
    <style:style style:name="T104" style:family="text">
      <style:text-properties fo:font-size="12pt" style:text-underline-style="none" officeooo:rsid="01392241" style:font-size-asian="12pt" style:font-size-complex="12pt"/>
    </style:style>
    <style:style style:name="T105" style:family="text">
      <style:text-properties fo:font-size="12pt" style:text-underline-style="none" officeooo:rsid="0154e886" style:font-size-asian="12pt" style:font-size-complex="12pt"/>
    </style:style>
    <style:style style:name="T106" style:family="text">
      <style:text-properties fo:font-size="12pt" style:text-underline-style="none" officeooo:rsid="0183b5ef" style:font-size-asian="12pt" style:font-size-complex="12pt"/>
    </style:style>
    <style:style style:name="T107" style:family="text">
      <style:text-properties fo:font-size="12pt" style:text-underline-style="none" officeooo:rsid="01fa2278" style:font-size-asian="12pt" style:font-size-complex="12pt"/>
    </style:style>
    <style:style style:name="T108" style:family="text">
      <style:text-properties officeooo:rsid="01be8095"/>
    </style:style>
    <style:style style:name="T109" style:family="text">
      <style:text-properties officeooo:rsid="01bfd991"/>
    </style:style>
    <style:style style:name="T110" style:family="text">
      <style:text-properties officeooo:rsid="0172e4a7"/>
    </style:style>
    <style:style style:name="T111" style:family="text">
      <style:text-properties officeooo:rsid="01b7b893"/>
    </style:style>
    <style:style style:name="T112" style:family="text">
      <style:text-properties officeooo:rsid="01bb6e0a"/>
    </style:style>
    <style:style style:name="T113" style:family="text">
      <style:text-properties officeooo:rsid="017c0c0e"/>
    </style:style>
    <style:style style:name="T114" style:family="text">
      <style:text-properties officeooo:rsid="01a841ff"/>
    </style:style>
    <style:style style:name="T115" style:family="text">
      <style:text-properties style:font-name="Ubuntu2" fo:font-size="12pt" fo:font-weight="bold" officeooo:rsid="01d202ce" style:font-weight-asian="bold" style:font-weight-complex="bold"/>
    </style:style>
    <style:style style:name="T116" style:family="text">
      <style:text-properties officeooo:rsid="01c3beaf"/>
    </style:style>
    <style:style style:name="T117" style:family="text">
      <style:text-properties fo:font-weight="bold" officeooo:rsid="01bb6e0a" style:font-weight-asian="bold" style:font-weight-complex="bold"/>
    </style:style>
    <style:style style:name="T118" style:family="text">
      <style:text-properties fo:font-weight="bold" officeooo:rsid="01c3beaf" style:font-weight-asian="bold" style:font-weight-complex="bold"/>
    </style:style>
    <style:style style:name="T119" style:family="text">
      <style:text-properties fo:font-weight="bold" officeooo:rsid="01f1e85f" style:font-weight-asian="bold" style:font-weight-complex="bold"/>
    </style:style>
    <style:style style:name="T120" style:family="text">
      <style:text-properties fo:font-weight="bold" officeooo:rsid="01eddd65" style:font-weight-asian="bold" style:font-weight-complex="bold"/>
    </style:style>
    <style:style style:name="T121" style:family="text">
      <style:text-properties officeooo:rsid="017c5295"/>
    </style:style>
    <style:style style:name="T122" style:family="text">
      <style:text-properties officeooo:rsid="01e91236"/>
    </style:style>
    <style:style style:name="T123" style:family="text">
      <style:text-properties officeooo:rsid="01b1b55e"/>
    </style:style>
    <style:style style:name="T124" style:family="text">
      <style:text-properties officeooo:rsid="01b3a209"/>
    </style:style>
    <style:style style:name="T125" style:family="text">
      <style:text-properties officeooo:rsid="01f1e85f"/>
    </style:style>
    <style:style style:name="T126" style:family="text">
      <style:text-properties officeooo:rsid="01eddd65"/>
    </style:style>
    <style:style style:name="T127" style:family="text">
      <style:text-properties officeooo:rsid="0d7d740a"/>
    </style:style>
    <style:style style:name="T128" style:family="text">
      <style:text-properties fo:font-size="10pt" officeooo:rsid="0d7d740a" style:font-size-asian="10pt" style:font-size-complex="10pt"/>
    </style:style>
    <style:style style:name="T129" style:family="text">
      <style:text-properties officeooo:rsid="01f7436c"/>
    </style:style>
    <style:style style:name="T130" style:family="text">
      <style:text-properties style:font-name="Ubuntu3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76">C</text:span></text:span><text:span text:style-name="Strong_20_Emphasis"><text:span text:style-name="T72">hecklist voor </text:span></text:span><text:span text:style-name="Strong_20_Emphasis"><text:span text:style-name="T79">de installatie</text:span></text:span><text:span text:style-name="Strong_20_Emphasis"><text:span text:style-name="T72"> van </text:span></text:span><text:reference-mark-start text:name="Distributie"/><text:span text:style-name="Strong_20_Emphasis"><text:span text:style-name="T80">Debia</text:span></text:span><text:span text:style-name="Strong_20_Emphasis"><text:span text:style-name="T81">n GNU/Linux</text:span></text:span><text:reference-mark-end text:name="Distributie"/><text:span text:style-name="Strong_20_Emphasis"><text:span text:style-name="T80"> </text:span></text:span><text:reference-mark-start text:name="Versie"/><text:span text:style-name="T122">1</text:span><text:span text:style-name="T129">1</text:span><text:reference-mark-end text:name="Versie"/><text:span text:style-name="Strong_20_Emphasis"><text:span text:style-name="T59"> </text:span></text:span><text:span text:style-name="Strong_20_Emphasis"><text:span text:style-name="T60">LTS</text:span></text:span><text:span text:style-name="Strong_20_Emphasis"><text:span text:style-name="T72">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72">op </text:span></text:span><text:reference-mark-start text:name="Computernaam"/><text:span text:style-name="Strong_20_Emphasis"><text:span text:style-name="T77">pc</text:span></text:span><text:span text:style-name="Strong_20_Emphasis"><text:span text:style-name="T72">0</text:span></text:span><text:span text:style-name="Strong_20_Emphasis"><text:span text:style-name="T78">7</text:span></text:span><text:reference-mark-end text:name="Computernaam"/><text:span text:style-name="T75">.</text:span></text:p>
      <text:p text:style-name="P3"/>
      <text:p text:style-name="P2"><text:span text:style-name="T97">K</text:span><text:span text:style-name="T3">ijk op</text:span><text:span text:style-name="T72"> </text:span><text:a xlink:type="simple" xlink:href="https://karelzimmer.nl/" text:style-name="Internet_20_link" text:visited-style-name="Visited_20_Internet_20_Link"><text:span text:style-name="Internet_20_link"><text:span text:style-name="T99">karelzimmer.nl</text:span></text:span></text:a><text:span text:style-name="T72"> </text:span><text:span text:style-name="T5">voor</text:span><text:span text:style-name="T4"> </text:span><text:span text:style-name="T98">deze en andere </text:span><text:span text:style-name="T6">checklists, scripts, en overige bestanden.</text:span></text:p>
      <text:p text:style-name="P34"/>
      <text:p text:style-name="P38"><text:span text:style-name="T56">D</text:span><text:span text:style-name="T55">it is een invulbare PD</text:span><text:span text:style-name="T57">F</text:span><text:span text:style-name="T55"> met keuzevakken; </text:span><text:span text:style-name="T58">a</text:span><text:span text:style-name="T55">fdrukken is niet noodzakelijk.</text:span></text:p>
      <text:p text:style-name="P11"><text:span text:style-name="Strong_20_Emphasis"><text:span text:style-name="T82"/></text:span></text:p>
      <text:p text:style-name="P17"><text:span text:style-name="Definition"><text:span text:style-name="T101">g</text:span></text:span><text:span text:style-name="Definition"><text:span text:style-name="T100">ebruiker</text:span></text:span><text:span text:style-name="T72"><text:tab/><text:tab/><text:tab/></text:span><text:span text:style-name="User_20_Entry"><text:span text:style-name="T86">Karel</text:span></text:span><text:span text:style-name="User_20_Entry"><text:span text:style-name="T85"> Zimmer</text:span></text:span></text:p>
      <text:p text:style-name="P17"><text:span text:style-name="Definition"><text:span text:style-name="T101">g</text:span></text:span><text:span text:style-name="Definition"><text:span text:style-name="T100">ebruikersnaam<text:tab/></text:span></text:span><text:span text:style-name="User_20_Entry"><text:span text:style-name="T86">karel</text:span></text:span></text:p>
      <text:p text:style-name="P18"><text:span text:style-name="Definition"><text:span text:style-name="T101">c</text:span></text:span><text:span text:style-name="Definition"><text:span text:style-name="T100">omputernaam<text:tab/></text:span></text:span><text:span text:style-name="User_20_Entry"><text:span text:style-name="T83"><text:reference-ref text:reference-format="text" text:ref-name="Computernaam">pc07</text:reference-ref></text:span></text:span></text:p>
      <text:p text:style-name="P19"><text:span text:style-name="Definition"><text:span text:style-name="T101">o</text:span></text:span><text:span text:style-name="Definition"><text:span text:style-name="T102">pstartmenu</text:span></text:span><text:span text:style-name="T72"><text:tab/><text:tab/></text:span><text:span text:style-name="User_20_Entry"><text:span text:style-name="T84">Blauwe ThinkVantage knop &gt; F12</text:span></text:span></text:p>
      <text:p text:style-name="P20"><text:span text:style-name="Definition"><text:span text:style-name="T101">i</text:span></text:span><text:span text:style-name="Definition"><text:span text:style-name="T102">nstellingen</text:span></text:span><text:span text:style-name="T72"><text:tab/><text:tab/></text:span><text:span text:style-name="User_20_Entry"><text:span text:style-name="T84">Blauwe ThinkVantage knop &gt; F1</text:span></text:span></text:p>
      <text:p text:style-name="P10"/>
      <text:p text:style-name="P9"/>
      <text:list xml:id="list15212012" text:style-name="L1">
        <text:list-item>
          <text:p text:style-name="P44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0" draw:name="Vorm1" draw:style-name="gr1" draw:text-style-name="P4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 </text:span></text:span><text:span text:style-name="Strong_20_Emphasis"><text:span text:style-name="T27">installatie</text:span></text:span><text:span text:style-name="Strong_20_Emphasis"><text:span text:style-name="T38"> </text:span></text:span><text:span text:style-name="Strong_20_Emphasis"><text:span text:style-name="T41">Debian</text:span></text:span><text:span text:style-name="Strong_20_Emphasis"><text:span text:style-name="T38"> </text:span></text:span><text:span text:style-name="Strong_20_Emphasis"><text:span text:style-name="T27"><text:reference-ref text:reference-format="text" text:ref-name="Versie">11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191649999099591" text:continue-numbering="true" text:style-name="L1">
        <text:list-item>
          <text:p text:style-name="P45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1" draw:name="Vorm2" draw:style-name="gr1" draw:text-style-name="P46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 </text:span></text:span><text:span text:style-name="Strong_20_Emphasis"><text:span text:style-name="T27">installatie</text:span></text:span><text:span text:style-name="Strong_20_Emphasis"><text:span text:style-name="T38"> </text:span></text:span><text:span text:style-name="Strong_20_Emphasis"><text:span text:style-name="T41">Debian</text:span></text:span><text:span text:style-name="Strong_20_Emphasis"><text:span text:style-name="T38"> </text:span></text:span><text:span text:style-name="Strong_20_Emphasis"><text:span text:style-name="T27"><text:reference-ref text:reference-format="text" text:ref-name="Versie">11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4" draw:name="Vorm3" draw:style-name="gr1" draw:text-style-name="P4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71">H</text:span></text:span><text:span text:style-name="Strong_20_Emphasis"><text:span text:style-name="T68">et t</text:span></text:span><text:span text:style-name="Strong_20_Emphasis"><text:span text:style-name="T63">oetsenbord </text:span></text:span><text:span text:style-name="Strong_20_Emphasis"><text:span text:style-name="T68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61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70">B</text:span></text:span><text:span text:style-name="Strong_20_Emphasis"><text:span text:style-name="T67">rits E</text:span></text:span><text:span text:style-name="Strong_20_Emphasis"><text:span text:style-name="T64">ng</text:span></text:span><text:span text:style-name="Strong_20_Emphasis"><text:span text:style-name="T70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2">Verder</text:span></text:span><text:span text:style-name="Strong_20_Emphasis"><text:span text:style-name="T20">.</text:span></text:span></text:p>
          </table:table-cell>
        </table:table-row>
      </table:table>
      <text:p text:style-name="P8"/>
      <text:p text:style-name="P8"/>
      <text:list xml:id="list191650858662015" text:continue-numbering="true" text:style-name="L1">
        <text:list-item>
          <text:p text:style-name="P42">Installatie afronden</text:p>
        </text:list-item>
      </text:list>
      <text:p text:style-name="P16"><text:span text:style-name="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2" draw:name="Vorm4" draw:style-name="gr1" draw:text-style-name="P46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 </text:span></text:span><text:span text:style-name="Strong_20_Emphasis"><text:span text:style-name="T27">installatie</text:span></text:span><text:span text:style-name="Strong_20_Emphasis"><text:span text:style-name="T38"> </text:span></text:span><text:span text:style-name="Strong_20_Emphasis"><text:span text:style-name="T41">Debian</text:span></text:span><text:span text:style-name="Strong_20_Emphasis"><text:span text:style-name="T38"> </text:span></text:span><text:span text:style-name="Strong_20_Emphasis"><text:span text:style-name="T27"><text:reference-ref text:reference-format="text" text:ref-name="Versie">11</text:reference-ref></text:span></text:span><text:span text:style-name="Strong_20_Emphasis"><text:span text:style-name="T3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8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1"><text:span text:style-name="T108">Als stap 2. </text:span><text:span text:style-name="T110">de </text:span><text:span text:style-name="T123">toetsenbordindelin</text:span><text:span text:style-name="T124">g </text:span><text:span text:style-name="T108">is vergeten </text:span><text:span text:style-name="T109">bij de installatie</text:span><text:span text:style-name="T10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5" draw:name="Vorm5" draw:style-name="gr1" draw:text-style-name="P4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62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1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5">Instellingen </text:span></text:span><text:span text:style-name="Strong_20_Emphasis"><text:span text:style-name="T29">op het pictogram van </text:span></text:span><text:span text:style-name="Strong_20_Emphasis"><text:span text:style-name="T66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6" draw:name="Vorm6" draw:style-name="gr1" draw:text-style-name="P4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112">O</text:span><text:span text:style-name="T110">nder </text:span><text:span text:style-name="Strong_20_Emphasis"><text:span text:style-name="T113">I</text:span></text:span><text:span text:style-name="Strong_20_Emphasis"><text:span text:style-name="T110">nvoerbron</text:span></text:span><text:span text:style-name="T110"> </text:span><text:span text:style-name="T111">klik </text:span><text:span text:style-name="T110">op </text:span><text:span text:style-name="Strong_20_Emphasis"><text:span text:style-name="T110">+</text:span></text:span><text:span text:style-name="T110"> </text:span><text:span text:style-name="T114">(plus-teken), </text:span><text:span text:style-name="T126">klik</text:span><text:span text:style-name="T125"> op </text:span><text:span text:style-name="T119">⋮</text:span><text:span text:style-name="T125">,</text:span><text:span text:style-name="T114"> </text:span><text:span text:style-name="T126">klik op </text:span><text:span text:style-name="T120">Overige</text:span><text:span text:style-name="T126">, <text:line-break/>klik op</text:span><text:span text:style-name="T110"> </text:span><text:span text:style-name="Strong_20_Emphasis"><text:span text:style-name="T110">Engels (</text:span></text:span><text:span text:style-name="Strong_20_Emphasis"><text:span text:style-name="T115">GB</text:span></text:span><text:span text:style-name="Strong_20_Emphasis"><text:span text:style-name="T110">)</text:span></text:span><text:span text:style-name="T110">, </text:span><text:span text:style-name="T126">en klik op </text:span><text:span text:style-name="T120">Toevoegen</text:span><text:span text:style-name="T12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7" draw:name="Vorm7" draw:style-name="gr1" draw:text-style-name="P46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16">Klik op regel </text:span><text:span text:style-name="T117">Engels (GB)</text:span><text:span text:style-name="T112"> </text:span><text:span text:style-name="T116">en klik op </text:span><text:span text:style-name="T118">^</text:span><text:span text:style-name="T116">, zodat </text:span><text:span text:style-name="T117">Engels (GB)</text:span><text:span text:style-name="T116"> </text:span><text:span text:style-name="T112">boven</text:span><text:span text:style-name="T116">aan staat</text:span><text:span text:style-name="T112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8" draw:name="Vorm8" draw:style-name="gr1" draw:text-style-name="P4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T121">Sluit het scherm </text:span><text:span text:style-name="Strong_20_Emphasis"><text:span text:style-name="T121">Regio en taal</text:span></text:span><text:span text:style-name="T121">.</text:span></text:p>
          </table:table-cell>
        </table:table-row>
      </table:table>
      <text:p text:style-name="P6"/>
      <text:p text:style-name="P35"/>
      <text:list xml:id="list191650985950397" text:continue-numbering="true" text:style-name="L1">
        <text:list-item>
          <text:p text:style-name="P43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4"><text:s/></text:span></text:span><text:span text:style-name="Strong_20_Emphasis"><text:span text:style-name="T43"><draw:control text:anchor-type="as-char" draw:z-index="3" draw:name="Vorm9" draw:style-name="gr1" draw:text-style-name="P46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25">Volg de stappen in </text:span></text:span><text:span text:style-name="Strong_20_Emphasis"><text:span text:style-name="T92">Checklist</text:span></text:span><text:span text:style-name="Strong_20_Emphasis"><text:span text:style-name="T93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Debian</text:span></text:span><text:span text:style-name="Strong_20_Emphasis"><text:span text:style-name="T93"> </text:span></text:span><text:span text:style-name="Strong_20_Emphasis"><text:span text:style-name="T92"><text:reference-ref text:reference-format="text" text:ref-name="Versie">11</text:reference-ref></text:span></text:span><text:span text:style-name="Strong_20_Emphasis"><text:span text:style-name="T93"><text:s/></text:span></text:span><text:span text:style-name="Strong_20_Emphasis"><text:span text:style-name="T92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3"><text:span text:style-name="Strong_20_Emphasis"><text:span text:style-name="T91"/></text:span></text:p>
      <text:p text:style-name="P12"/>
      <text:p text:style-name="P15"><text:span text:style-name="T104">Einde c</text:span><text:span text:style-name="T103">hecklist, </text:span><text:span text:style-name="T107">de</text:span><text:span text:style-name="T103"> installatie van </text:span><text:span text:style-name="T103"><text:reference-ref text:reference-format="text" text:ref-name="Distributie">Debian GNU/Linux</text:reference-ref></text:span><text:span text:style-name="Strong_20_Emphasis"><text:span text:style-name="T130"><text:s/></text:span></text:span><text:span text:style-name="T105"><text:reference-ref text:reference-format="text" text:ref-name="Versie">11</text:reference-ref></text:span><text:span text:style-name="T95"><text:s/></text:span><text:span text:style-name="T96">LTS</text:span><text:span text:style-name="T103"> </text:span><text:span text:style-name="T103"><text:reference-ref text:reference-format="text" text:ref-name="Editie">desktop</text:reference-ref></text:span><text:span text:style-name="T103"><text:s/></text:span><text:span text:style-name="T106">op </text:span><text:span text:style-name="T106"><text:reference-ref text:reference-format="text" text:ref-name="Computernaam">pc07</text:reference-ref></text:span><text:span text:style-name="T106"><text:s/></text:span><text:span text:style-name="T103">is voltooid.</text:span></text:p>
      <text:p text:style-name="P14"/>
      <text:p text:style-name="P21"><text:span text:style-name="T4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Debian 11 desktop pc07</text:file-name><text:tab/><text:date style:data-style-name="N36" text:date-value="2021-09-06T19:16:49.083127859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16:48.976824951</dc:date>
    <meta:printed-by>Karel Zimmer</meta:printed-by>
    <meta:print-date>2012-07-13T13:55:28</meta:print-date>
    <meta:keyword>Installatie</meta:keyword>
    <meta:keyword>Checklist</meta:keyword>
    <meta:keyword>Linux</meta:keyword>
    <meta:editing-cycles>3096</meta:editing-cycles>
    <meta:editing-duration>P7DT12H5M8S</meta:editing-duration>
    <dc:creator>Karel Zimmer</dc:creator>
    <meta:document-statistic meta:table-count="4" meta:image-count="0" meta:object-count="0" meta:page-count="2" meta:paragraph-count="35" meta:word-count="235" meta:character-count="1547" meta:non-whitespace-character-count="1326"/>
    <meta:user-defined meta:name="Info 1"/>
    <meta:user-defined meta:name="Info 2"/>
    <meta:user-defined meta:name="Info 3"/>
    <meta:user-defined meta:name="Info 4"/>
  </office:meta>
</office:document-meta>
</file>